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" style:family="graphic" style:parent-style-name="standard">
      <style:graphic-properties draw:stroke="none" draw:fill="none" fo:min-height="0.892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1.737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0.87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0.759cm" loext:decorative="false"/>
      <style:paragraph-properties style:writing-mode="lr-tb"/>
    </style:style>
    <style:style style:name="gr6" style:family="graphic" style:parent-style-name="objectwithoutfill">
      <style:graphic-properties draw:marker-end="Extrémités_20_de_20_flèche_20_2" draw:marker-end-width="0.3cm" draw:fill="none" draw:textarea-vertical-align="middle" loext:decorative="false"/>
    </style:style>
    <style:style style:name="P1" style:family="paragraph">
      <style:paragraph-properties fo:margin-top="0.42cm" fo:margin-bottom="0.35cm"/>
      <style:text-properties fo:font-size="10pt" style:font-size-asian="10pt" style:font-size-complex="10pt"/>
    </style:style>
    <style:style style:name="P2" style:family="paragraph">
      <loext:graphic-properties draw:fill="none" draw:fill-color="#ffffff"/>
      <style:text-properties fo:font-size="22pt" style:font-size-asian="22pt" style:font-size-complex="22pt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fo:background-color="#ff860d" style:font-size-asian="22pt" style:font-size-complex="22pt"/>
    </style:style>
    <style:style style:name="T3" style:family="text">
      <style:text-properties fo:font-size="22pt" fo:background-color="#d4ea6b" style:font-size-asian="22pt" style:font-size-complex="22pt"/>
    </style:style>
    <style:style style:name="T4" style:family="text">
      <style:text-properties fo:font-size="22pt" fo:background-color="#729fcf" style:font-size-asian="22pt" style:font-size-complex="22pt"/>
    </style:style>
    <style:style style:name="T5" style:family="text">
      <style:text-properties fo:font-size="22pt" fo:background-color="#ec9ba4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3.243cm" svg:height="1.119cm" svg:x="4.49cm" svg:y="8.979cm">
          <draw:text-box>
            <text:p text:style-name="P1"><text:span text:style-name="T1">c:\</text:span><text:span text:style-name="T2">prof\</text:span><text:span text:style-name="T3">Téléchargement\</text:span><text:span text:style-name="T4">vacances</text:span><text:span text:style-name="T5">.pdf </text:span></text:p>
          </draw:text-box>
        </draw:frame>
        <draw:frame draw:style-name="gr2" draw:text-style-name="P3" draw:layer="layout" svg:width="3.167cm" svg:height="1.142cm" svg:x="4.295cm" svg:y="11.558cm">
          <draw:text-box>
            <text:p><text:span text:style-name="T2">Dossi</text:span><text:span text:style-name="T2">er</text:span></text:p>
          </draw:text-box>
        </draw:frame>
        <draw:frame draw:style-name="gr3" draw:text-style-name="P3" draw:layer="layout" svg:width="5.27cm" svg:height="1.987cm" svg:x="7.642cm" svg:y="11.509cm">
          <draw:text-box>
            <text:p><text:span text:style-name="T3">Sous-</text:span><text:span text:style-name="T3">dossie</text:span><text:span text:style-name="T3">r</text:span></text:p>
          </draw:text-box>
        </draw:frame>
        <draw:frame draw:style-name="gr4" draw:text-style-name="P3" draw:layer="layout" svg:width="3.774cm" svg:height="1.987cm" svg:x="13.168cm" svg:y="11.664cm">
          <draw:text-box>
            <text:p><text:span text:style-name="T4">Nom du fichier</text:span></text:p>
          </draw:text-box>
        </draw:frame>
        <draw:frame draw:style-name="gr5" draw:text-style-name="P3" draw:layer="layout" svg:width="4.306cm" svg:height="1.119cm" svg:x="16.491cm" svg:y="11.644cm">
          <draw:text-box>
            <text:p><text:span text:style-name="T5">Extension</text:span></text:p>
          </draw:text-box>
        </draw:frame>
        <draw:line draw:style-name="gr6" draw:text-style-name="P4" draw:layer="layout" svg:x1="14.698cm" svg:y1="13.599cm" svg:x2="14.698cm" svg:y2="14.498cm">
          <text:p/>
        </draw:line>
        <draw:frame draw:style-name="gr1" draw:text-style-name="P2" draw:layer="layout" svg:width="12.642cm" svg:height="1.119cm" svg:x="5.549cm" svg:y="14.537cm">
          <draw:text-box>
            <text:p text:style-name="P1"><text:span text:style-name="T2">prof/</text:span><text:span text:style-name="T3">Téléchargement/</text:span><text:span text:style-name="T4">vacances</text:span><text:span text:style-name="T5">.pdf </text:span></text:p>
          </draw:text-box>
        </draw:frame>
        <draw:line draw:style-name="gr6" draw:text-style-name="P4" draw:layer="layout" svg:x1="6.353cm" svg:y1="11.43cm" svg:x2="6.353cm" svg:y2="9.974cm">
          <text:p/>
        </draw:line>
        <draw:frame draw:style-name="gr2" draw:text-style-name="P3" draw:layer="layout" svg:width="3.167cm" svg:height="1.142cm" svg:x="4.349cm" svg:y="11.558cm">
          <draw:text-box>
            <text:p><text:span text:style-name="T2">Dossier</text:span></text:p>
          </draw:text-box>
        </draw:frame>
        <draw:line draw:style-name="gr6" draw:text-style-name="P4" draw:layer="layout" svg:x1="9.608cm" svg:y1="11.484cm" svg:x2="9.608cm" svg:y2="10.028cm">
          <text:p/>
        </draw:line>
        <draw:line draw:style-name="gr6" draw:text-style-name="P4" draw:layer="layout" svg:x1="14.715cm" svg:y1="11.485cm" svg:x2="14.715cm" svg:y2="10.029cm">
          <text:p/>
        </draw:line>
        <draw:line draw:style-name="gr6" draw:text-style-name="P4" draw:layer="layout" svg:x1="17.229cm" svg:y1="11.433cm" svg:x2="17.229cm" svg:y2="9.977cm">
          <text:p/>
        </draw:line>
        <draw:line draw:style-name="gr6" draw:text-style-name="P4" draw:layer="layout" svg:x1="6.387cm" svg:y1="12.727cm" svg:x2="6.413cm" svg:y2="14.525cm">
          <text:p/>
        </draw:line>
        <draw:line draw:style-name="gr6" draw:text-style-name="P4" draw:layer="layout" svg:x1="10.414cm" svg:y1="12.726cm" svg:x2="10.414cm" svg:y2="14.34cm">
          <text:p/>
        </draw:line>
        <draw:line draw:style-name="gr6" draw:text-style-name="P4" draw:layer="layout" svg:x1="17.521cm" svg:y1="12.806cm" svg:x2="17.521cm" svg:y2="14.4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2" draw:display-name="Extrémités de flèche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6T22:26:24.947726195</meta:creation-date>
    <dc:date>2025-11-06T22:35:20.258725608</dc:date>
    <meta:editing-duration>PT8M56S</meta:editing-duration>
    <meta:editing-cycles>1</meta:editing-cycles>
    <meta:document-statistic meta:object-count="15"/>
    <meta:generator>LibreOffice/24.2.7.2$Linux_X86_64 LibreOffice_project/420$Build-2</meta:generator>
  </office:meta>
</office:document-meta>
</file>